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e5cb" officeooo:paragraph-rsid="0004e5c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e5cb" officeooo:paragraph-rsid="0004e5c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e5cb" officeooo:paragraph-rsid="000659e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4e5cb" officeooo:paragraph-rsid="0009a8b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e5cb" officeooo:paragraph-rsid="0004e5c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e5cb" officeooo:paragraph-rsid="0009a8b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e5cb" officeooo:paragraph-rsid="0004e5c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e5cb" officeooo:paragraph-rsid="0009a8b5" style:font-weight-asian="normal" style:font-weight-complex="normal"/>
    </style:style>
    <style:style style:name="P9" style:family="paragraph" style:parent-style-name="Standard">
      <style:paragraph-properties fo:padding="0.049cm" fo:border="0.06pt solid #000000" style:shadow="none"/>
      <style:text-properties style:use-window-font-color="true" loext:opacity="0%" style:font-name="Courier 10 Pitch" fo:font-size="10pt" fo:font-weight="normal" officeooo:rsid="0004e5cb" officeooo:paragraph-rsid="0004e5cb" style:font-size-asian="10pt" style:font-weight-asian="normal" style:font-name-complex="Courier 10 Pitch" style:font-size-complex="10pt" style:font-weight-complex="normal"/>
    </style:style>
    <style:style style:name="P10" style:family="paragraph" style:parent-style-name="Standard">
      <style:paragraph-properties fo:padding="0.049cm" fo:border="0.06pt solid #000000" style:shadow="none"/>
      <style:text-properties style:use-window-font-color="true" loext:opacity="0%" style:font-name="Courier 10 Pitch" fo:font-size="10pt" fo:font-weight="normal" officeooo:rsid="0004e5cb" officeooo:paragraph-rsid="0009a8b5" style:font-size-asian="10pt" style:font-weight-asian="normal" style:font-name-complex="Courier 10 Pitch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659e1" officeooo:paragraph-rsid="000ee0b3" style:font-weight-asian="bold" style:font-weight-complex="bold"/>
    </style:style>
    <style:style style:name="T1" style:family="text">
      <style:text-properties officeooo:rsid="0004e5c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8f50" style:font-weight-asian="normal" style:font-weight-complex="normal"/>
    </style:style>
    <style:style style:name="T4" style:family="text">
      <style:text-properties fo:font-weight="normal" officeooo:rsid="00236b5c" style:font-weight-asian="normal" style:font-weight-complex="normal"/>
    </style:style>
    <style:style style:name="T5" style:family="text">
      <style:text-properties fo:font-weight="normal" officeooo:rsid="0029d0df" style:font-weight-asian="normal" style:font-weight-complex="normal"/>
    </style:style>
    <style:style style:name="T6" style:family="text">
      <style:text-properties fo:font-weight="normal" officeooo:rsid="0026418f" style:font-weight-asian="normal" style:font-weight-complex="normal"/>
    </style:style>
    <style:style style:name="T7" style:family="text">
      <style:text-properties fo:font-weight="normal" officeooo:rsid="0024add5" style:font-weight-asian="normal" style:font-weight-complex="normal"/>
    </style:style>
    <style:style style:name="T8" style:family="text">
      <style:text-properties fo:font-weight="normal" officeooo:rsid="00322d15" style:font-weight-asian="normal" style:font-weight-complex="normal"/>
    </style:style>
    <style:style style:name="T9" style:family="text">
      <style:text-properties fo:font-weight="normal" officeooo:rsid="00263d91" style:font-weight-asian="normal" style:font-weight-complex="normal"/>
    </style:style>
    <style:style style:name="T10" style:family="text">
      <style:text-properties fo:font-weight="normal" officeooo:rsid="002ecf1a" style:font-weight-asian="normal" style:font-weight-complex="normal"/>
    </style:style>
    <style:style style:name="T11" style:family="text">
      <style:text-properties fo:font-weight="normal" officeooo:rsid="00324eab" style:font-weight-asian="normal" style:font-weight-complex="normal"/>
    </style:style>
    <style:style style:name="T12" style:family="text">
      <style:text-properties fo:font-weight="normal" officeooo:rsid="0032dd50" style:font-weight-asian="normal" style:font-weight-complex="normal"/>
    </style:style>
    <style:style style:name="T13" style:family="text">
      <style:text-properties fo:font-weight="normal" officeooo:rsid="000659e1" style:font-weight-asian="normal" style:font-weight-complex="normal"/>
    </style:style>
    <style:style style:name="T14" style:family="text">
      <style:text-properties fo:font-weight="normal" officeooo:rsid="0004e5cb" style:font-weight-asian="normal" style:font-weight-complex="normal"/>
    </style:style>
    <style:style style:name="T15" style:family="text">
      <style:text-properties fo:font-weight="normal" officeooo:rsid="000ee0b3" style:font-weight-asian="normal" style:font-weight-complex="normal"/>
    </style:style>
    <style:style style:name="T16" style:family="text">
      <style:text-properties officeooo:rsid="000659e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ee0b3"/>
    </style:style>
    <style:style style:name="T19" style:family="text">
      <style:text-properties officeooo:rsid="0009a8b5"/>
    </style:style>
    <style:style style:name="T20" style:family="text">
      <style:text-properties officeooo:rsid="000c0bf9"/>
    </style:style>
    <style:style style:name="T21" style:family="text">
      <style:text-properties officeooo:rsid="000d215b"/>
    </style:style>
    <style:style style:name="T22" style:family="text">
      <style:text-properties officeooo:rsid="000ee0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irs Maison BDD S2 </text:p>
      <text:p text:style-name="P1"/>
      <text:p text:style-name="P2">1 .<text:span text:style-name="T2"> renommer le fichier suivant, </text:span><text:span text:style-name="T13">(</text:span><text:span text:style-name="T2">exemple : </text:span>B1_DOMA<text:span text:style-name="T21">S</text:span>.odt<text:span text:style-name="T16">)</text:span></text:p>
      <text:p text:style-name="P2"/>
      <text:p text:style-name="P11"><text:span text:style-name="T15">Déposer sur MOODLE ce fichier </text:span><text:a xlink:type="simple" xlink:href="https://moodle.univ-fcomte.fr/course/view.php?id=4041" text:style-name="Internet_20_link" text:visited-style-name="Visited_20_Internet_20_Link"><text:span text:style-name="T15">https://moodle.univ-fcomte.fr/course/view.php?id=4041</text:span></text:a></text:p>
      <text:p text:style-name="P11"><text:span text:style-name="T15"/></text:p>
      <text:p text:style-name="P11"><text:span text:style-name="T18">renommer le</text:span><text:span text:style-name="T17"> fichier</text:span><text:span text:style-name="T18"> avec votre GROUPE et votre NOM</text:span> <text:span text:style-name="T2">(</text:span><text:span text:style-name="T14">exemple : </text:span><text:span text:style-name="T1">B1_DOMAS</text:span>)</text:p>
      <text:p text:style-name="P2"/>
      <text:p text:style-name="P5">2. MCD du sujet</text:p>
      <text:p text:style-name="P2"/>
      <text:p text:style-name="P2">&lt;exporter de <text:span text:style-name="T20">Looping</text:span> une image de votre MCD et insérer votre image à la place de ce texte&gt; </text:p>
      <text:p text:style-name="P2"/>
      <text:p text:style-name="P6">2. <text:span text:style-name="T19">Script SQL pour créer <text:s/>la table ESTAFFECTE</text:span></text:p>
      <text:p text:style-name="P2"/>
      <text:p text:style-name="P4">SQL :</text:p>
      <text:p text:style-name="P8"/>
      <text:p text:style-name="P10"/>
      <text:p text:style-name="P10"/>
      <text:p text:style-name="P10"/>
      <text:p text:style-name="P8"/>
      <text:p text:style-name="P2"/>
      <text:p text:style-name="P5">3. Requête</text:p>
      <text:p text:style-name="P2"/>
      <text:p text:style-name="P2">3.1 Requête 1 :<text:span text:style-name="T3">Afficher tous les bus de marque ‘marquedebus1’ <text:s/>(intitulé) [affichage : idBus]</text:span></text:p>
      <text:p text:style-name="P2"/>
      <text:p text:style-name="P2">SQL :</text:p>
      <text:p text:style-name="P7"/>
      <text:p text:style-name="P9"/>
      <text:p text:style-name="P9"/>
      <text:p text:style-name="P9"/>
      <text:p text:style-name="P7"/>
      <text:p text:style-name="P2">Résultat :</text:p>
      <text:p text:style-name="P7"/>
      <text:p text:style-name="P9"/>
      <text:p text:style-name="P9"/>
      <text:p text:style-name="P9"/>
      <text:p text:style-name="P7"/>
      <text:p text:style-name="P2"/>
      <text:p text:style-name="P3">3.2 Requête 2 <text:span text:style-name="T2">:</text:span><text:span text:style-name="T3">Afficher le nombre de chauffeurs travaillant le 2/12/20</text:span><text:span text:style-name="T4">16</text:span><text:span text:style-name="T3"> </text:span><text:span text:style-name="T5">[</text:span><text:span text:style-name="T3">affichage : nombre de chauffeurs</text:span><text:span text:style-name="T5">]</text:span><text:span text:style-name="T3">.</text:span></text:p>
      <text:p text:style-name="P2"/>
      <text:p text:style-name="P2"/>
      <text:p text:style-name="P2">SQL :</text:p>
      <text:p text:style-name="P7"/>
      <text:p text:style-name="P9"/>
      <text:p text:style-name="P9"/>
      <text:p text:style-name="P9"/>
      <text:p text:style-name="P7"/>
      <text:p text:style-name="P2">Résultat :</text:p>
      <text:p text:style-name="P7"/>
      <text:p text:style-name="P9"/>
      <text:p text:style-name="P9"/>
      <text:p text:style-name="P9"/>
      <text:p text:style-name="P7"/>
      <text:p text:style-name="P7"><text:soft-page-break/></text:p>
      <text:p text:style-name="P2"/>
      <text:p text:style-name="P3">3.3 Requête 3 <text:span text:style-name="T2">:</text:span><text:span text:style-name="T3">Afficher l</text:span><text:span text:style-name="T6">a liste</text:span><text:span text:style-name="T3"> de bus différents affectés à la ligne numéro 1 pour la journée du 2/12/20</text:span><text:span text:style-name="T7">16 ainsi que le nom de leur chauffeur</text:span><text:span text:style-name="T3"> </text:span><text:span text:style-name="T8">[</text:span><text:span text:style-name="T3">Affichage : </text:span><text:span text:style-name="T6">idBus, nom]</text:span></text:p>
      <text:p text:style-name="P2"/>
      <text:p text:style-name="P2"/>
      <text:p text:style-name="P2">SQL :</text:p>
      <text:p text:style-name="P7"/>
      <text:p text:style-name="P9"/>
      <text:p text:style-name="P9"/>
      <text:p text:style-name="P9"/>
      <text:p text:style-name="P7"/>
      <text:p text:style-name="P2">Résultat :</text:p>
      <text:p text:style-name="P7"/>
      <text:p text:style-name="P9"/>
      <text:p text:style-name="P9"/>
      <text:p text:style-name="P9"/>
      <text:p text:style-name="P7"/>
      <text:p text:style-name="P7"/>
      <text:p text:style-name="P2"/>
      <text:p text:style-name="P3">3.4 Requête 4 <text:span text:style-name="T2">: </text:span><text:span text:style-name="T3">Afficher le nombre de pannes par marque de bus pour l’année 20</text:span><text:span text:style-name="T9">16</text:span><text:span text:style-name="T3"> </text:span><text:span text:style-name="T8">[</text:span><text:span text:style-name="T3">affichage : idmarque, intitulé marque + nb de pannes</text:span><text:span text:style-name="T8">]</text:span><text:span text:style-name="T3">.</text:span></text:p>
      <text:p text:style-name="P2"/>
      <text:p text:style-name="P2"/>
      <text:p text:style-name="P2">SQL :</text:p>
      <text:p text:style-name="P7"/>
      <text:p text:style-name="P9"/>
      <text:p text:style-name="P9"/>
      <text:p text:style-name="P9"/>
      <text:p text:style-name="P7"/>
      <text:p text:style-name="P2">Résultat :</text:p>
      <text:p text:style-name="P7"/>
      <text:p text:style-name="P9"/>
      <text:p text:style-name="P9"/>
      <text:p text:style-name="P9"/>
      <text:p text:style-name="P7"/>
      <text:p text:style-name="P7"/>
      <text:p text:style-name="P2"/>
      <text:p text:style-name="P3">3.5 Requête 5 <text:span text:style-name="T2">: </text:span><text:span text:style-name="T3">Afficher la liste des bus de même marque que le bus d’identifiant </text:span><text:span text:style-name="T10">6</text:span><text:span text:style-name="T3"> </text:span><text:span text:style-name="T8">[</text:span><text:span text:style-name="T3">affichage : idBus + modèle</text:span><text:span text:style-name="T8">]</text:span><text:span text:style-name="T3"> </text:span></text:p>
      <text:p text:style-name="P2"/>
      <text:p text:style-name="P2"/>
      <text:p text:style-name="P2">SQL :</text:p>
      <text:p text:style-name="P7"/>
      <text:p text:style-name="P9"/>
      <text:p text:style-name="P9"/>
      <text:p text:style-name="P9"/>
      <text:p text:style-name="P7"/>
      <text:p text:style-name="P2">Résultat :</text:p>
      <text:p text:style-name="P7"/>
      <text:p text:style-name="P9"/>
      <text:p text:style-name="P9"/>
      <text:p text:style-name="P9"/>
      <text:p text:style-name="P7"/>
      <text:p text:style-name="P7"><text:soft-page-break/></text:p>
      <text:p text:style-name="P2"/>
      <text:p text:style-name="P3">3.6 Requête 6 <text:span text:style-name="T2">: </text:span><text:span text:style-name="T3">Afficher les chauffeurs ayant été affectés uniquement à la ligne 1 lors du mois de </text:span><text:span text:style-name="T11">décembre</text:span><text:span text:style-name="T3"> 20</text:span><text:span text:style-name="T4">16</text:span><text:span text:style-name="T3"> </text:span><text:span text:style-name="T8">[</text:span><text:span text:style-name="T3">affichage : </text:span><text:span text:style-name="T12">id</text:span><text:span text:style-name="T3">Chauffeur + nom</text:span><text:span text:style-name="T8">] (commencer par faire 2 requêtes : 1 pour sélectionner tous les chauffeurs affectées à la ligne 1 puis une requête pour sélectionner tous les chauffeurs affectés à une ligne différentes de 1)</text:span></text:p>
      <text:p text:style-name="P2"/>
      <text:p text:style-name="P2"/>
      <text:p text:style-name="P2">SQL :</text:p>
      <text:p text:style-name="P7"/>
      <text:p text:style-name="P9"/>
      <text:p text:style-name="P9"/>
      <text:p text:style-name="P9"/>
      <text:p text:style-name="P7"/>
      <text:p text:style-name="P2">Résultat :</text:p>
      <text:p text:style-name="P7"/>
      <text:p text:style-name="P9"/>
      <text:p text:style-name="P9"/>
      <text:p text:style-name="P9"/>
      <text:p text:style-name="P7"/>
      <text:p text:style-name="P2"/>
      <text:p text:style-name="P3">3.7 Requête 7 <text:span text:style-name="T2">: </text:span><text:span text:style-name="T3">Afficher les chauffeurs ayant été affectés plus de </text:span><text:span text:style-name="T11">4</text:span><text:span text:style-name="T3"> fois à la ligne numéro 1 lors du mois de </text:span><text:span text:style-name="T11">décembre</text:span><text:span text:style-name="T3"> 20</text:span><text:span text:style-name="T4">16</text:span><text:span text:style-name="T3"> </text:span><text:span text:style-name="T8">[</text:span><text:span text:style-name="T3">affichage : nom + prenom + nb affectation ligne 1 </text:span><text:span text:style-name="T8">] (commencer par écrire une requête qui affiche le nombre d'affectation à la ligne 1 de chaque chauffeur en décembre 2016)</text:span></text:p>
      <text:p text:style-name="P2"/>
      <text:p text:style-name="P2"/>
      <text:p text:style-name="P2">SQL : </text:p>
      <text:p text:style-name="P7"/>
      <text:p text:style-name="P9"/>
      <text:p text:style-name="P9"/>
      <text:p text:style-name="P9"/>
      <text:p text:style-name="P7"/>
      <text:p text:style-name="P2">Résultat :</text:p>
      <text:p text:style-name="P7"/>
      <text:p text:style-name="P9"/>
      <text:p text:style-name="P9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5T10:02:20.183600167</meta:creation-date>
    <meta:generator>LibreOffice/7.0.4.2$Linux_X86_64 LibreOffice_project/00$Build-2</meta:generator>
    <dc:date>2022-04-07T10:17:55.286442318</dc:date>
    <meta:editing-duration>PT25M33S</meta:editing-duration>
    <meta:editing-cycles>7</meta:editing-cycles>
    <meta:document-statistic meta:table-count="0" meta:image-count="0" meta:object-count="0" meta:page-count="3" meta:paragraph-count="30" meta:word-count="315" meta:character-count="1755" meta:non-whitespace-character-count="1464"/>
  </office:meta>
</office:document-meta>
</file>